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B0000043F6EBFD0A2.png" manifest:media-type="image/png"/>
  <manifest:file-entry manifest:full-path="Pictures/10000000000005AB0000043F03B377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7.902cm, 1.127cm, 3.103cm, 1.054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20.981cm" svg:height="10.287cm" svg:x="0.635cm" svg:y="0.3cm">
          <draw:image xlink:href="Pictures/10000000000005AB0000043F03B3772C.pn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2" draw:layer="layout" svg:width="27.739cm" svg:height="20.781cm" svg:x="0.099cm" svg:y="0.304cm">
          <draw:image xlink:href="Pictures/10000000000005AB0000043F6EBFD0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4T23:22:01.367537556</dc:date>
    <meta:document-statistic meta:object-count="2"/>
    <meta:generator>LibreOffice/4.2.7.2$Linux_X86_64 LibreOffice_project/420m0$Build-2</meta:generator>
  </office:meta>
</office:document-meta>
</file>